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fo:margin-left="0.635cm" fo:margin-right="0cm" fo:margin-top="0.353cm" fo:margin-bottom="0cm" loext:contextual-spacing="false" fo:text-indent="0cm" style:auto-text-indent="false" style:page-number="1"/>
    </style:style>
    <style:style style:name="T1" style:family="text">
      <style:text-properties officeooo:rsid="00203b45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efore </text:span><office:annotation office:name="__Annotation__222_118919762"><dc:creator>Adolfo Jayme Barrientos</dc:creator><dc:date>2015-02-26T11:42:52</dc:date><text:p><text:span text:style-name="T2">This is a reply.</text:span></text:p></office:annotation><office:annotation office:name="__Annotation__220_118919762"><dc:creator>Heiko Tietze</dc:creator><dc:date>2015-02-26T11:42:52</dc:date><text:p><text:span text:style-name="T2">This is not a reply.</text:span></text:p></office:annotation>Tooltips<office:annotation-end office:name="__Annotation__220_118919762"/><office:annotation-end office:name="__Annotation__222_118919762"/><text:bookmark text:name="h.v5e1h9yw68gq"/> <text:span text:style-name="T1">af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hu" fo:country="H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hu" fo:country="H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Quotations" style:family="paragraph" style:parent-style-name="Standard" style:class="html"/>
    <style:style style:name="ListLabel_20_1" style:display-name="ListLabel 1" style:family="text">
      <style:text-properties style:text-underline-style="none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9T21:12:08.656020860</dc:date>
    <meta:editing-duration>PT2M6S</meta:editing-duration>
    <meta:editing-cycles>2</meta:editing-cycles>
    <meta:generator>LibreOfficeDev/5.1.0.0.alpha1$Linux_X86_64 LibreOffice_project/e1953f22097d6f895fe27ea21635c37d3cb48f51</meta:generator>
    <meta:document-statistic meta:table-count="0" meta:image-count="0" meta:object-count="0" meta:page-count="1" meta:paragraph-count="1" meta:word-count="3" meta:character-count="22" meta:non-whitespace-character-count="20"/>
  </office:meta>
</office:document-meta>
</file>